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8597in" table:align="margins" style:may-break-between-rows="false"/>
    </style:style>
    <style:style style:name="Table1.A" style:family="table-column">
      <style:table-column-properties style:column-width="2.2868in" style:rel-column-width="21845*"/>
    </style:style>
    <style:style style:name="Table1.A1" style:family="table-cell">
      <style:table-cell-properties fo:padding="0.0799in" fo:border="none"/>
    </style:style>
    <style:style style:name="Table2" style:family="table">
      <style:table-properties style:width="6.8597in" table:align="margins" style:may-break-between-rows="false"/>
    </style:style>
    <style:style style:name="Table2.A" style:family="table-column">
      <style:table-column-properties style:column-width="3.4299in" style:rel-column-width="32767*"/>
    </style:style>
    <style:style style:name="Table2.B" style:family="table-column">
      <style:table-column-properties style:column-width="3.4299in" style:rel-column-width="32768*"/>
    </style:style>
    <style:style style:name="Table2.1" style:family="table-row">
      <style:table-row-properties fo:keep-together="auto"/>
    </style:style>
    <style:style style:name="Table2.A1" style:family="table-cell">
      <style:table-cell-properties fo:padding="0.0403in" fo:border="none"/>
    </style:style>
    <style:style style:name="Table3" style:family="table" style:master-page-name="">
      <style:table-properties style:width="6.8646in" fo:margin-left="0in" style:page-number="auto" table:align="left" style:may-break-between-rows="false"/>
    </style:style>
    <style:style style:name="Table3.A" style:family="table-column">
      <style:table-column-properties style:column-width="1in"/>
    </style:style>
    <style:style style:name="Table3.B" style:family="table-column">
      <style:table-column-properties style:column-width="5.86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1d5dd5" officeooo:paragraph-rsid="001d5dd5"/>
    </style:style>
    <style:style style:name="P2" style:family="paragraph" style:parent-style-name="Indented_20_Paragraph">
      <style:text-properties officeooo:rsid="00776fdf" officeooo:paragraph-rsid="00776fdf"/>
    </style:style>
    <style:style style:name="P3" style:family="paragraph" style:parent-style-name="Indented_20_Paragraph">
      <style:text-properties officeooo:rsid="007edfed" officeooo:paragraph-rsid="007edfed"/>
    </style:style>
    <style:style style:name="P4" style:family="paragraph" style:parent-style-name="Indented_20_Paragraph">
      <style:text-properties officeooo:rsid="00620a96" officeooo:paragraph-rsid="007f1877"/>
    </style:style>
    <style:style style:name="P5" style:family="paragraph" style:parent-style-name="Indented_20_Paragraph">
      <style:text-properties officeooo:rsid="00834305" officeooo:paragraph-rsid="00834305"/>
    </style:style>
    <style:style style:name="P6" style:family="paragraph" style:parent-style-name="Indented_20_Paragraph">
      <style:text-properties officeooo:rsid="00838540" officeooo:paragraph-rsid="00838540"/>
    </style:style>
    <style:style style:name="P7" style:family="paragraph" style:parent-style-name="Indented_20_Paragraph">
      <style:text-properties fo:font-weight="normal" officeooo:rsid="008536e0" officeooo:paragraph-rsid="008536e0" style:font-weight-asian="normal" style:font-weight-complex="normal"/>
    </style:style>
    <style:style style:name="P8" style:family="paragraph" style:parent-style-name="Indented_20_Paragraph">
      <style:text-properties fo:font-weight="normal" officeooo:rsid="00897f3f" officeooo:paragraph-rsid="00897f3f" style:font-weight-asian="normal" style:font-weight-complex="normal"/>
    </style:style>
    <style:style style:name="P9" style:family="paragraph" style:parent-style-name="Indented_20_Paragraph">
      <style:text-properties fo:font-weight="normal" officeooo:rsid="00934d14" officeooo:paragraph-rsid="00934d14" style:font-weight-asian="normal" style:font-weight-complex="normal"/>
    </style:style>
    <style:style style:name="P10" style:family="paragraph" style:parent-style-name="Table_20_Contents">
      <style:text-properties officeooo:rsid="002b7742" officeooo:paragraph-rsid="002b7742"/>
    </style:style>
    <style:style style:name="P11" style:family="paragraph" style:parent-style-name="Table_20_Contents">
      <style:text-properties officeooo:rsid="002ccdbf" officeooo:paragraph-rsid="002ccdbf"/>
    </style:style>
    <style:style style:name="P12" style:family="paragraph" style:parent-style-name="Table_20_Contents">
      <style:text-properties officeooo:rsid="002eb45d" officeooo:paragraph-rsid="002eb45d"/>
    </style:style>
    <style:style style:name="P13" style:family="paragraph" style:parent-style-name="Table_20_Contents">
      <style:text-properties officeooo:rsid="00306f12" officeooo:paragraph-rsid="00306f12"/>
    </style:style>
    <style:style style:name="P14" style:family="paragraph" style:parent-style-name="Table_20_Contents">
      <style:text-properties officeooo:rsid="0030dded" officeooo:paragraph-rsid="0030dded"/>
    </style:style>
    <style:style style:name="P15" style:family="paragraph" style:parent-style-name="Table_20_Contents">
      <style:text-properties officeooo:rsid="0030e90a" officeooo:paragraph-rsid="0030e90a"/>
    </style:style>
    <style:style style:name="P16" style:family="paragraph" style:parent-style-name="Table_20_Contents">
      <style:text-properties officeooo:rsid="00370a3c" officeooo:paragraph-rsid="00370a3c"/>
    </style:style>
    <style:style style:name="P17" style:family="paragraph" style:parent-style-name="Table_20_Contents">
      <style:text-properties officeooo:rsid="0038df5c" officeooo:paragraph-rsid="0038df5c"/>
    </style:style>
    <style:style style:name="P18" style:family="paragraph" style:parent-style-name="Table_20_Contents">
      <style:text-properties officeooo:rsid="003a63ff" officeooo:paragraph-rsid="003a63ff"/>
    </style:style>
    <style:style style:name="P19" style:family="paragraph" style:parent-style-name="Table_20_Heading">
      <style:text-properties officeooo:rsid="0035dd6d" officeooo:paragraph-rsid="0035dd6d"/>
    </style:style>
    <style:style style:name="P20" style:family="paragraph" style:parent-style-name="Text_20_body" style:list-style-name="L3">
      <style:text-properties officeooo:rsid="00943c64" officeooo:paragraph-rsid="00943c64"/>
    </style:style>
    <style:style style:name="P21" style:family="paragraph" style:parent-style-name="Text_20_body" style:list-style-name="L3">
      <style:text-properties officeooo:rsid="00944e8b" officeooo:paragraph-rsid="00944e8b"/>
    </style:style>
    <style:style style:name="P22" style:family="paragraph" style:parent-style-name="Text_20_body" style:list-style-name="L1">
      <style:paragraph-properties style:shadow="none">
        <style:tab-stops/>
      </style:paragraph-properties>
      <style:text-properties officeooo:rsid="00276b56" officeooo:paragraph-rsid="00276b56"/>
    </style:style>
    <style:style style:name="P23" style:family="paragraph" style:parent-style-name="Text_20_body" style:list-style-name="L1">
      <style:paragraph-properties style:shadow="none">
        <style:tab-stops/>
      </style:paragraph-properties>
      <style:text-properties officeooo:rsid="004c4b4f" officeooo:paragraph-rsid="004c4b4f"/>
    </style:style>
    <style:style style:name="P24" style:family="paragraph" style:parent-style-name="Heading_20_2">
      <style:text-properties officeooo:rsid="004db6ab" officeooo:paragraph-rsid="004db6ab"/>
    </style:style>
    <style:style style:name="P25" style:family="paragraph" style:parent-style-name="Heading_20_2">
      <style:text-properties officeooo:rsid="004e4261" officeooo:paragraph-rsid="004e4261"/>
    </style:style>
    <style:style style:name="P26" style:family="paragraph" style:parent-style-name="Heading_20_2">
      <style:text-properties officeooo:rsid="002830b2" officeooo:paragraph-rsid="002830b2"/>
    </style:style>
    <style:style style:name="P27" style:family="paragraph" style:parent-style-name="Heading_20_2">
      <style:text-properties officeooo:rsid="00943c64" officeooo:paragraph-rsid="00943c64"/>
    </style:style>
    <style:style style:name="P28" style:family="paragraph" style:parent-style-name="Heading_20_1">
      <style:paragraph-properties fo:break-before="page"/>
      <style:text-properties officeooo:rsid="001d5dd5" officeooo:paragraph-rsid="001d5dd5"/>
    </style:style>
    <style:style style:name="P29" style:family="paragraph" style:parent-style-name="Heading_20_1">
      <style:paragraph-properties fo:break-before="page"/>
      <style:text-properties officeooo:rsid="0020c2a0" officeooo:paragraph-rsid="0020c2a0"/>
    </style:style>
    <style:style style:name="P30" style:family="paragraph" style:parent-style-name="Heading_20_1">
      <style:paragraph-properties fo:break-before="page"/>
      <style:text-properties officeooo:rsid="00940ce4" officeooo:paragraph-rsid="00940ce4"/>
    </style:style>
    <style:style style:name="P31" style:family="paragraph" style:parent-style-name="Contents_20_1">
      <style:paragraph-properties>
        <style:tab-stops>
          <style:tab-stop style:position="6.8598in" style:type="right" style:leader-style="dotted" style:leader-text="."/>
        </style:tab-stops>
      </style:paragraph-properties>
    </style:style>
    <style:style style:name="P32" style:family="paragraph" style:parent-style-name="Indented_20_Paragraph">
      <style:text-properties officeooo:rsid="008f3441" officeooo:paragraph-rsid="008f3441"/>
    </style:style>
    <style:style style:name="P33" style:family="paragraph" style:parent-style-name="Indented_20_Paragraph">
      <style:text-properties officeooo:paragraph-rsid="0035c719"/>
    </style:style>
    <style:style style:name="P34" style:family="paragraph" style:parent-style-name="Indented_20_Paragraph">
      <style:text-properties officeooo:rsid="009cbde3" officeooo:paragraph-rsid="009cbde3"/>
    </style:style>
    <style:style style:name="P35" style:family="paragraph" style:parent-style-name="Contents_20_2">
      <style:paragraph-properties>
        <style:tab-stops>
          <style:tab-stop style:position="6.6634in" style:type="right" style:leader-style="dotted" style:leader-text="."/>
        </style:tab-stops>
      </style:paragraph-properties>
    </style:style>
    <style:style style:name="P36" style:family="paragraph" style:parent-style-name="Table_20_Contents">
      <style:text-properties officeooo:rsid="0099710b" officeooo:paragraph-rsid="0099710b"/>
    </style:style>
    <style:style style:name="P37" style:family="paragraph" style:parent-style-name="Table_20_Contents">
      <style:paragraph-properties fo:text-align="center" style:justify-single-word="false"/>
      <style:text-properties fo:font-style="italic" fo:font-weight="normal" officeooo:rsid="00989f9c" officeooo:paragraph-rsid="00989f9c" style:font-style-asian="italic" style:font-weight-asian="normal" style:font-style-complex="italic" style:font-weight-complex="normal"/>
    </style:style>
    <style:style style:name="P38" style:family="paragraph" style:parent-style-name="Table_20_Contents">
      <style:text-properties officeooo:rsid="009f6435" officeooo:paragraph-rsid="009f6435"/>
    </style:style>
    <style:style style:name="P39" style:family="paragraph" style:parent-style-name="Table_20_Contents">
      <style:text-properties officeooo:rsid="00a15c14" officeooo:paragraph-rsid="00a15c14"/>
    </style:style>
    <style:style style:name="P40" style:family="paragraph" style:parent-style-name="Table_20_Contents">
      <style:text-properties style:text-position="0% 100%" officeooo:rsid="00a15c14" officeooo:paragraph-rsid="00a15c14"/>
    </style:style>
    <style:style style:name="P41"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tyle="italic" fo:font-weight="normal" officeooo:rsid="00989f9c" officeooo:paragraph-rsid="00989f9c" style:font-style-asian="italic" style:font-weight-asian="normal" style:font-style-complex="italic" style:font-weight-complex="normal"/>
    </style:style>
    <style:style style:name="P42" style:family="paragraph" style:parent-style-name="Table_20_Heading">
      <style:text-properties officeooo:rsid="009777f9" officeooo:paragraph-rsid="009777f9"/>
    </style:style>
    <style:style style:name="P43" style:family="paragraph" style:parent-style-name="Contents_20_3">
      <style:paragraph-properties>
        <style:tab-stops>
          <style:tab-stop style:position="6.4665in" style:type="right" style:leader-style="dotted" style:leader-text="."/>
        </style:tab-stops>
      </style:paragraph-properties>
    </style:style>
    <style:style style:name="P44" style:family="paragraph" style:parent-style-name="Heading_20_3">
      <style:text-properties officeooo:rsid="005a2d49" officeooo:paragraph-rsid="005a2d49"/>
    </style:style>
    <style:style style:name="P45" style:family="paragraph" style:parent-style-name="Heading_20_3">
      <style:text-properties officeooo:rsid="0056f665" officeooo:paragraph-rsid="0056f665"/>
    </style:style>
    <style:style style:name="T1" style:family="text">
      <style:text-properties fo:font-style="italic" style:font-style-asian="italic" style:font-style-complex="italic"/>
    </style:style>
    <style:style style:name="T2" style:family="text">
      <style:text-properties fo:font-style="italic" officeooo:rsid="0038df5c" style:font-style-asian="italic" style:font-style-complex="italic"/>
    </style:style>
    <style:style style:name="T3" style:family="text">
      <style:text-properties fo:font-style="italic" officeooo:rsid="00370a3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eb45d" style:font-style-asian="normal" style:font-style-complex="normal"/>
    </style:style>
    <style:style style:name="T6" style:family="text">
      <style:text-properties fo:font-style="normal" officeooo:rsid="0038df5c" style:font-style-asian="normal" style:font-style-complex="normal"/>
    </style:style>
    <style:style style:name="T7" style:family="text">
      <style:text-properties fo:font-style="normal" officeooo:rsid="00370a3c" style:font-style-asian="normal" style:font-style-complex="normal"/>
    </style:style>
    <style:style style:name="T8" style:family="text">
      <style:text-properties officeooo:rsid="002eb45d"/>
    </style:style>
    <style:style style:name="T9" style:family="text">
      <style:text-properties style:text-position="sub 58%"/>
    </style:style>
    <style:style style:name="T10" style:family="text">
      <style:text-properties officeooo:rsid="0038df5c"/>
    </style:style>
    <style:style style:name="T11" style:family="text">
      <style:text-properties fo:font-weight="bold" style:font-weight-asian="bold" style:font-weight-complex="bold"/>
    </style:style>
    <style:style style:name="T12" style:family="text">
      <style:text-properties fo:font-weight="bold" officeooo:rsid="0094c5ea" style:font-weight-asian="bold" style:font-weight-complex="bold"/>
    </style:style>
    <style:style style:name="T13" style:family="text">
      <style:text-properties officeooo:rsid="00739fc1"/>
    </style:style>
    <style:style style:name="T14" style:family="text">
      <style:text-properties officeooo:rsid="0077bd1b"/>
    </style:style>
    <style:style style:name="T15" style:family="text">
      <style:text-properties officeooo:rsid="0080582c"/>
    </style:style>
    <style:style style:name="T16" style:family="text">
      <style:text-properties fo:font-weight="normal" style:font-weight-asian="normal" style:font-weight-complex="normal"/>
    </style:style>
    <style:style style:name="T17" style:family="text">
      <style:text-properties fo:font-weight="normal" officeooo:rsid="008536e0" style:font-weight-asian="normal" style:font-weight-complex="normal"/>
    </style:style>
    <style:style style:name="T18" style:family="text">
      <style:text-properties fo:font-weight="normal" officeooo:rsid="008649a9" style:font-weight-asian="normal" style:font-weight-complex="normal"/>
    </style:style>
    <style:style style:name="T19" style:family="text">
      <style:text-properties officeooo:rsid="008773fe"/>
    </style:style>
    <style:style style:name="T20" style:family="text">
      <style:text-properties officeooo:rsid="008b778e"/>
    </style:style>
    <style:style style:name="T21" style:family="text">
      <style:text-properties officeooo:rsid="0090fcd9"/>
    </style:style>
    <style:style style:name="T22" style:family="text">
      <style:text-properties officeooo:rsid="00944e8b"/>
    </style:style>
    <style:style style:name="T23" style:family="text">
      <style:text-properties officeooo:rsid="0094c5ea"/>
    </style:style>
    <style:style style:name="T24" style:family="text">
      <style:text-properties officeooo:rsid="0035c719"/>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rassy Hills" text:name="Village2"/>
        <text:user-field-decl office:value-type="string" office:string-value="Cherry Grove" text:name="Village1"/>
        <text:user-field-decl office:value-type="string" office:string-value="Log Cabin" text:name="Dungeon1"/>
      </text:user-field-decls>
      <text:p text:style-name="P1">Project Dewpsi Design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213_4111971849" text:style-name="Index_20_Link" text:visited-style-name="Index_20_Link">Story<text:tab/>2</text:a></text:p>
          <text:p text:style-name="P35"><text:a xlink:type="simple" xlink:href="#__RefHeading___Toc307_787340039" text:style-name="Index_20_Link" text:visited-style-name="Index_20_Link">Prologue<text:tab/>2</text:a></text:p>
          <text:p text:style-name="P35"><text:a xlink:type="simple" xlink:href="#__RefHeading___Toc309_787340039" text:style-name="Index_20_Link" text:visited-style-name="Index_20_Link">Chapter 1<text:tab/>2</text:a></text:p>
          <text:p text:style-name="P43"><text:a xlink:type="simple" xlink:href="#__RefHeading___Toc240_4086585684" text:style-name="Index_20_Link" text:visited-style-name="Index_20_Link">Setup to the Dungeon<text:tab/>2</text:a></text:p>
          <text:p text:style-name="P43"><text:a xlink:type="simple" xlink:href="#__RefHeading___Toc232_4086585684" text:style-name="Index_20_Link" text:visited-style-name="Index_20_Link">Dungeon – Log Cabin<text:tab/>2</text:a></text:p>
          <text:p text:style-name="P31"><text:a xlink:type="simple" xlink:href="#__RefHeading___Toc215_4111971849" text:style-name="Index_20_Link" text:visited-style-name="Index_20_Link">Game Mechanics<text:tab/>3</text:a></text:p>
          <text:p text:style-name="P35"><text:a xlink:type="simple" xlink:href="#__RefHeading___Toc291_787340039" text:style-name="Index_20_Link" text:visited-style-name="Index_20_Link">Attacks<text:tab/>3</text:a></text:p>
          <text:p text:style-name="P35"><text:a xlink:type="simple" xlink:href="#__RefHeading___Toc293_787340039" text:style-name="Index_20_Link" text:visited-style-name="Index_20_Link">Stats<text:tab/>3</text:a></text:p>
          <text:p text:style-name="P31"><text:a xlink:type="simple" xlink:href="#__RefHeading___Toc328_2672962802" text:style-name="Index_20_Link" text:visited-style-name="Index_20_Link">Enemies<text:tab/>5</text:a></text:p>
          <text:p text:style-name="P35"><text:a xlink:type="simple" xlink:href="#__RefHeading___Toc330_2672962802" text:style-name="Index_20_Link" text:visited-style-name="Index_20_Link">Dark Beast [Working Name]<text:tab/>5</text:a></text:p>
        </text:index-body>
      </text:table-of-content>
      <text:p text:style-name="Text_20_body"/>
      <text:h text:style-name="P28" text:outline-level="1"><text:bookmark-start text:name="__RefHeading___Toc213_4111971849"/>Story<text:bookmark-end text:name="__RefHeading___Toc213_4111971849"/></text:h>
      <text:h text:style-name="P24" text:outline-level="2"><text:bookmark-start text:name="__RefHeading___Toc307_787340039"/>Prologue<text:bookmark-end text:name="__RefHeading___Toc307_787340039"/></text:h>
      <text:p text:style-name="P6"><text:span text:style-name="T11">Kevin</text:span><text:span text:style-name="T16"> is </text:span><text:span text:style-name="T18">resident of</text:span><text:span text:style-name="T16"> </text:span><text:span text:style-name="T16"><text:user-field-get text:name="Village1">Cherry Grove</text:user-field-get></text:span><text:span text:style-name="T16">, </text:span><text:span text:style-name="T17">a small village found next to a lake and surrounded by trees. </text:span><text:span text:style-name="T18">He is part of the local militia tasked with protecting the village from outside threats.</text:span></text:p>
      <text:p text:style-name="P7">Recently a pack of beasts have started entering the village and causing problems. <text:span text:style-name="T19">In response, the soldiers hold a meeting coordinated by their captain. They discuss how to deal with the beasts.</text:span></text:p>
      <text:p text:style-name="P8">There are seven guards (Kevin included) and five beasts. The plan is to <text:span text:style-name="T20">split up into pairs and single out each beast in the pack. While the villagers were all inside their houses, the soldiers would be out hiding, waiting to ambush the beasts. As each pair defeated the beast, they would join another pair in their fight. This would continue on down to the last beast. The plan did not go smoothly, however; the beasts cannot be separated. So the guards have to fight the pack.</text:span></text:p>
      <text:p text:style-name="P9">Eventually, the beasts run away, but Kevin decides to pursue them to their hideout. But he is not alone; his partner comes with him as well.</text:p>
      <text:h text:style-name="P25" text:outline-level="2"><text:bookmark-start text:name="__RefHeading___Toc309_787340039"/>Chapter 1<text:bookmark-end text:name="__RefHeading___Toc309_787340039"/></text:h>
      <text:h text:style-name="P44" text:outline-level="3"><text:bookmark-start text:name="__RefHeading___Toc240_4086585684"/>Setup to the Dungeon<text:bookmark-end text:name="__RefHeading___Toc240_4086585684"/></text:h>
      <text:p text:style-name="P2">Sometime later, Kevin heads to the neighboring village of <text:user-field-get text:name="Village2">Grassy Hills</text:user-field-get><text:s/>for some training. But when he gets there, he realizes that something is wrong. <text:span text:style-name="T14">The residents of this village show an unnatural amount of aggression.</text:span></text:p>
      <text:p text:style-name="P4">Kevin finds out that there is a <text:span text:style-name="T13">log cabin</text:span> <text:span text:style-name="T13">deep in a forest</text:span> outside of town. <text:span text:style-name="T13">Kevin inspects the cabin and sees vines covering the door. When he tries to cut the vines off they grow back, making it so Kevin can’t get inside. So he gets a torch and burns down the vines.</text:span></text:p>
      <text:h text:style-name="P45" text:outline-level="3"><text:bookmark-start text:name="__RefHeading___Toc232_4086585684"/>Dungeon – <text:user-field-get text:name="Dungeon1">Log Cabin</text:user-field-get><text:bookmark-end text:name="__RefHeading___Toc232_4086585684"/></text:h>
      <text:p text:style-name="P3">A forest themed dungeon that embodies the theme of “wood”. <text:span text:style-name="T15">The gimmick of this dungeon is that Kevin can’t get past certain doors because they are blocked by the same sort of vines that blocked the entrance. But the torch is not enough fire to get rid of the vines inside here. So he must go looking for a heat source that’s powerful enough to burn down thick walls of vines.</text:span></text:p>
      <text:p text:style-name="P5">Dungeon boss is a giant plant monster that looks like a thorny flower. Kevin must use fire to knock it down to the floor so that Kevin can slash it.</text:p>
      <text:h text:style-name="P29" text:outline-level="1"><text:bookmark-start text:name="__RefHeading___Toc215_4111971849"/>Game Mechanics<text:bookmark-end text:name="__RefHeading___Toc215_4111971849"/></text:h>
      <text:h text:style-name="P26" text:outline-level="2"><text:bookmark-start text:name="__RefHeading___Toc291_787340039"/>Attacks<text:bookmark-end text:name="__RefHeading___Toc291_787340039"/></text:h>
      <text:p text:style-name="Indented_20_Paragraph">Kevin’s main method of attack is sword slashing. Kevin should be able to chain his attacks into a combo:</text:p>
      <text:list xml:id="list2998549775" text:style-name="L1">
        <text:list-item>
          <text:p text:style-name="P22">Kevin does a vertical slash from up to down.</text:p>
        </text:list-item>
        <text:list-item>
          <text:p text:style-name="P23">Slashes up from the down position.</text:p>
        </text:list-item>
        <text:list-item>
          <text:p text:style-name="P23">Repeats the first slash.</text:p>
        </text:list-item>
        <text:list-item>
          <text:p text:style-name="P23">Does a two-handed sword slash that does more damage as a finisher.</text:p>
        </text:list-item>
      </text:list>
      <text:h text:style-name="P26" text:outline-level="2"><text:bookmark-start text:name="__RefHeading___Toc293_787340039"/>Stats<text:bookmark-end text:name="__RefHeading___Toc293_787340039"/></text:h>
      <text:p text:style-name="P32"><text:span text:style-name="T1">For the purposes of this section, an “actor” refers to a character, monster, or other entity that has health, mana, attack, defense, and potentially other stats.</text:span></text:p>
      <table:table table:name="Table1" table:style-name="Table1">
        <table:table-column table:style-name="Table1.A" table:number-columns-repeated="3"/>
        <table:table-row>
          <table:table-cell table:style-name="Table1.A1" office:value-type="string">
            <text:p text:style-name="P10">HP (Health Points)</text:p>
          </table:table-cell>
          <table:table-cell table:style-name="Table1.A1" office:value-type="string">
            <text:p text:style-name="P10">The amount of HP the actor has. If it goes down to zero, the actor is considered “dead”.</text:p>
          </table:table-cell>
          <table:table-cell table:style-name="Table1.A1" office:value-type="string">
            <text:p text:style-name="P10">The HP is clamped to the range [0,M] where <text:span text:style-name="T1">M</text:span><text:span text:style-name="T4"> is the max HP that the actor can have.</text:span></text:p>
          </table:table-cell>
        </table:table-row>
        <table:table-row>
          <table:table-cell table:style-name="Table1.A1" office:value-type="string">
            <text:p text:style-name="P12">M (Mana)</text:p>
          </table:table-cell>
          <table:table-cell table:style-name="Table1.A1" office:value-type="string">
            <text:p text:style-name="P12"><text:span text:style-name="T21">T</text:span>he unit <text:span text:style-name="T21">of</text:span> magic power. <text:span text:style-name="T21">A certain amount of m</text:span>ana is spent <text:span text:style-name="T21">when an</text:span> actor uses a magic.</text:p>
          </table:table-cell>
          <table:table-cell table:style-name="Table1.A1" office:value-type="string">
            <text:p text:style-name="P10">The <text:span text:style-name="T8">mana</text:span> is clamped to the range [0,M] where <text:span text:style-name="T1">M</text:span><text:span text:style-name="T4"> is the max </text:span><text:span text:style-name="T5">mana</text:span><text:span text:style-name="T4"> that the actor can have.</text:span></text:p>
          </table:table-cell>
        </table:table-row>
        <table:table-row>
          <table:table-cell table:style-name="Table1.A1" office:value-type="string">
            <text:p text:style-name="P11">ATK (Attack)</text:p>
          </table:table-cell>
          <table:table-cell table:style-name="Table1.A1" office:value-type="string">
            <text:p text:style-name="P11">The base amount of damage the actor can cause to another actor.</text:p>
          </table:table-cell>
          <table:table-cell table:style-name="Table1.A1" office:value-type="string">
            <text:p text:style-name="P11">The value does not go below zero.</text:p>
          </table:table-cell>
        </table:table-row>
        <table:table-row>
          <table:table-cell table:style-name="Table1.A1" office:value-type="string">
            <text:p text:style-name="P13">DEF (Defense)</text:p>
          </table:table-cell>
          <table:table-cell table:style-name="Table1.A1" office:value-type="string">
            <text:p text:style-name="P15">The base amount of damage that gets negated when dealt to this actor.</text:p>
          </table:table-cell>
          <table:table-cell table:style-name="Table1.A1" office:value-type="string">
            <text:p text:style-name="P14">If this stat is greater than or equal to the damage taken, the actor takes no damage. This stat cannot go below zero.</text:p>
          </table:table-cell>
        </table:table-row>
      </table:table>
      <text:p text:style-name="P33"><text:span text:style-name="T24">All attacks have the same formula applied to them. As of right now, the following formula applies: </text:span><text:span text:style-name="T24"><draw:frame draw:style-name="fr1" draw:name="Object1" text:anchor-type="as-char" svg:y="-0.152in" svg:width="2.0043in" svg:height="0.2134in" draw:z-index="0"><draw:object xlink:href="./Object 1" xlink:type="simple" xlink:show="embed" xlink:actuate="onLoad"/><draw:image xlink:href="./ObjectReplacements/Object 1" xlink:type="simple" xlink:show="embed" xlink:actuate="onLoad"/></draw:frame></text:span></text:p>
      <text:p text:style-name="P33"/>
      <text:p text:style-name="P33"/>
      <text:p text:style-name="P33"/>
      <text:p text:style-name="P33"/>
      <text:p text:style-name="P33"/>
      <text:p text:style-name="P34"><text:soft-page-break/>Variables used in the formula:</text:p>
      <table:table table:name="Table2" table:style-name="Table2">
        <table:table-column table:style-name="Table2.A"/>
        <table:table-column table:style-name="Table2.B"/>
        <table:table-header-rows>
          <table:table-row table:style-name="Table2.1">
            <table:table-cell table:style-name="Table2.A1" office:value-type="string">
              <text:p text:style-name="P19">Variable</text:p>
            </table:table-cell>
            <table:table-cell table:style-name="Table2.A1" office:value-type="string">
              <text:p text:style-name="P19">Meaning</text:p>
            </table:table-cell>
          </table:table-row>
        </table:table-header-rows>
        <table:table-row table:style-name="Table2.1">
          <table:table-cell table:style-name="Table2.A1" office:value-type="string">
            <text:p text:style-name="P16">A<text:span text:style-name="T9">x</text:span></text:p>
          </table:table-cell>
          <table:table-cell table:style-name="Table2.A1" office:value-type="string">
            <text:p text:style-name="P16"><text:span text:style-name="T10">Actor </text:span><text:span text:style-name="T2">X</text:span><text:span text:style-name="T6">’s attack stat</text:span>. <text:span text:style-name="T1">X</text:span><text:span text:style-name="T4"> </text:span><text:span text:style-name="T6">is</text:span><text:span text:style-name="T4"> 1 </text:span><text:span text:style-name="T6">for </text:span><text:span text:style-name="T4">the actor dealing the attack, </text:span><text:span text:style-name="T6">or</text:span><text:span text:style-name="T4"> 2 </text:span><text:span text:style-name="T6">for one receiving the attack.</text:span></text:p>
          </table:table-cell>
        </table:table-row>
        <table:table-row table:style-name="Table2.1">
          <table:table-cell table:style-name="Table2.A1" office:value-type="string">
            <text:p text:style-name="P17">D<text:span text:style-name="T9">x</text:span></text:p>
          </table:table-cell>
          <table:table-cell table:style-name="Table2.A1" office:value-type="string">
            <text:p text:style-name="P18">Actor <text:span text:style-name="T1">X</text:span><text:span text:style-name="T4">’s defense stat. </text:span><text:span text:style-name="T3">X</text:span><text:span text:style-name="T7"> </text:span><text:span text:style-name="T6">is</text:span><text:span text:style-name="T7"> 1 </text:span><text:span text:style-name="T6">for </text:span><text:span text:style-name="T7">the actor dealing the attack, </text:span><text:span text:style-name="T6">or</text:span><text:span text:style-name="T7"> 2 </text:span><text:span text:style-name="T6">for one receiving the attack.</text:span></text:p>
          </table:table-cell>
        </table:table-row>
        <table:table-row table:style-name="Table2.1">
          <table:table-cell table:style-name="Table2.A1" office:value-type="string">
            <text:p text:style-name="P38">W<text:span text:style-name="T9">e</text:span></text:p>
          </table:table-cell>
          <table:table-cell table:style-name="Table2.A1" office:value-type="string">
            <text:p text:style-name="P38">Elemental weakness modifier. Denoted the amount of extra damage done with the element <text:span text:style-name="T1">e</text:span><text:span text:style-name="T4">.</text:span></text:p>
          </table:table-cell>
        </table:table-row>
        <table:table-row table:style-name="Table2.1">
          <table:table-cell table:style-name="Table2.A1" office:value-type="string">
            <text:p text:style-name="P40">R<text:span text:style-name="T9">e</text:span></text:p>
          </table:table-cell>
          <table:table-cell table:style-name="Table2.A1" office:value-type="string">
            <text:p text:style-name="P39">Elemental resistance modifier. Subtracts from the weakness modifier.</text:p>
          </table:table-cell>
        </table:table-row>
      </table:table>
      <text:p text:style-name="Text_20_body"/>
      <text:h text:style-name="P30" text:outline-level="1"><text:bookmark-start text:name="__RefHeading___Toc328_2672962802"/>Enemies<text:bookmark-end text:name="__RefHeading___Toc328_2672962802"/></text:h>
      <text:h text:style-name="P27" text:outline-level="2"><text:bookmark-start text:name="__RefHeading___Toc330_2672962802"/>Dark Beast <text:span text:style-name="T23">[Working Name]</text:span><text:bookmark-end text:name="__RefHeading___Toc330_2672962802"/></text:h>
      <text:list xml:id="list60410138" text:style-name="L3">
        <text:list-item>
          <text:p text:style-name="P20"><text:span text:style-name="T12">Synopsis</text:span>: A dark-colored primordial beast that works in a pack. <text:span text:style-name="T22">There is nothing special about this enemy, per se.</text:span></text:p>
        </text:list-item>
        <text:list-item>
          <text:p text:style-name="P21"><text:span text:style-name="T11">Elemental Weaknesses</text:span>: None</text:p>
        </text:list-item>
        <text:list-item>
          <text:p text:style-name="P21"><text:span text:style-name="T11">Elemental Resistances</text:span>: None</text:p>
        </text:list-item>
      </text:list>
      <text:p text:style-name="Indented_20_Paragraph"><text:span text:style-name="T11">Description</text:span>: <text:span text:style-name="T23">The “Dark Beast” is the first enemy to appear in this game. It’s a four-legged beast that resembles a wolf. It has a mane that grows from the head and toward its spine, like hair that’s been combed back.</text:span></text:p>
      <table:table table:name="Table3" table:style-name="Table3">
        <table:table-column table:style-name="Table3.A"/>
        <table:table-column table:style-name="Table3.B"/>
        <table:table-header-rows>
          <table:table-row>
            <table:table-cell table:style-name="Table3.A1" table:number-columns-spanned="2" office:value-type="string">
              <text:p text:style-name="P42">Stats</text:p>
            </table:table-cell>
            <table:covered-table-cell/>
          </table:table-row>
        </table:table-header-rows>
        <table:table-row>
          <table:table-cell table:style-name="Table3.A2" office:value-type="string">
            <text:p text:style-name="P37">Max Health</text:p>
          </table:table-cell>
          <table:table-cell table:style-name="Table3.B2" office:value-type="string">
            <text:p text:style-name="P36">5</text:p>
          </table:table-cell>
        </table:table-row>
        <table:table-row>
          <table:table-cell table:style-name="Table3.A2" office:value-type="string">
            <text:p text:style-name="P41">Attack</text:p>
          </table:table-cell>
          <table:table-cell table:style-name="Table3.B2" office:value-type="string">
            <text:p text:style-name="P36">1</text:p>
          </table:table-cell>
        </table:table-row>
        <table:table-row>
          <table:table-cell table:style-name="Table3.A2" office:value-type="string">
            <text:p text:style-name="P37">Defense</text:p>
          </table:table-cell>
          <table:table-cell table:style-name="Table3.B2" office:value-type="string">
            <text:p text:style-name="P36">0</text:p>
          </table:table-cell>
        </table:table-row>
        <table:table-row>
          <table:table-cell table:style-name="Table3.A2" office:value-type="string">
            <text:p text:style-name="P37">Mana</text:p>
          </table:table-cell>
          <table:table-cell table:style-name="Table3.B2" office:value-type="string">
            <text:p text:style-name="P36">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598in" style:type="right" style:leader-style="dotted" style:leader-text="."/>
        </style:tab-stops>
      </style:paragraph-properties>
    </style:style>
    <style:style style:name="Indented_20_Paragraph" style:display-name="Indented Paragraph" style:family="paragraph" style:parent-style-name="Text_20_body">
      <style:paragraph-properties fo:margin-left="0in" fo:margin-right="0in" fo:text-indent="0.4374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63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6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201in" fo:margin-right="0.8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0:26:58.815690958</meta:creation-date>
    <meta:generator>LibreOffice/6.0.7.3$Linux_X86_64 LibreOffice_project/00m0$Build-3</meta:generator>
    <dc:date>2021-06-21T11:17:37.253966675</dc:date>
    <meta:editing-duration>PT15H13M58S</meta:editing-duration>
    <meta:editing-cycles>115</meta:editing-cycles>
    <meta:document-statistic meta:table-count="3" meta:image-count="0" meta:object-count="1" meta:page-count="5" meta:paragraph-count="73" meta:word-count="812" meta:character-count="4357" meta:non-whitespace-character-count="3622"/>
  </office:meta>
</office:document-meta>
</file>

<file path=Object 1/content.xml><?xml version="1.0" encoding="utf-8"?>
<math xmlns="http://www.w3.org/1998/Math/MathML" display="block">
  <semantics>
    <mrow>
      <mn>0</mn>
      <mo stretchy="false">⩽</mo>
      <mrow>
        <mrow>
          <msub>
            <mi>A</mi>
            <mn>1</mn>
          </msub>
          <mo stretchy="false">−</mo>
          <msub>
            <mi>D</mi>
            <mn>2</mn>
          </msub>
          <mo stretchy="false">+</mo>
          <mi mathvariant="italic">max</mi>
        </mrow>
        <mrow>
          <mo fence="true" stretchy="false">(</mo>
          <mrow>
            <mrow>
              <mn>0,</mn>
              <mrow>
                <msub>
                  <mi>W</mi>
                  <mi>e</mi>
                </msub>
                <mo stretchy="false">−</mo>
                <msub>
                  <mi>R</mi>
                  <mi>e</mi>
                </msub>
              </mrow>
            </mrow>
          </mrow>
          <mo fence="true" stretchy="false">)</mo>
        </mrow>
      </mrow>
    </mrow>
    <annotation encoding="StarMath 5.0">0 leslant { A_1 - D_2 + max(0, W_e - R_e) }</annotation>
  </semantics>
</math>
</file>